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6AE0000457300003BAE2E388584E7D6E7F8.svm" manifest:media-type="image/x-svm"/>
  <manifest:file-entry manifest:full-path="Pictures/1000000100000349000002D3331093B3ED502AB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adornments="Fett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CJK JP Black" svg:font-family="'Noto Serif CJK JP Black'" style:font-adornments="標準" style:font-family-generic="roman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778cm" svg:height="15.277cm" svg:x="1.272cm" svg:y="2.181cm">
          <draw:image xlink:href="Pictures/200006AE0000457300003BAE2E388584E7D6E7F8.svm" xlink:type="simple" xlink:show="embed" xlink:actuate="onLoad" draw:mime-type="image/x-svm">
            <text:p/>
          </draw:image>
          <draw:image xlink:href="Pictures/1000000100000349000002D3331093B3ED502AB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adornments="Fett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CJK JP Black" svg:font-family="'Noto Serif CJK JP Black'" style:font-adornments="標準" style:font-family-generic="roman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60" draw:display-name="Gradient 260" draw:style="linear" draw:start-color="#800080" draw:end-color="#ff8000" draw:start-intensity="100%" draw:end-intensity="100%" draw:angle="0deg" draw:border="0%">
      <loext:gradient-stop svg:offset="0" loext:color-type="rgb" loext:color-value="#800080"/>
      <loext:gradient-stop svg:offset="1" loext:color-type="rgb" loext:color-value="#ff8000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1T09:11:18.274000000</meta:creation-date>
    <dc:date>2024-07-11T09:43:47.067000000</dc:date>
    <meta:editing-duration>PT22M57S</meta:editing-duration>
    <meta:editing-cycles>10</meta:editing-cycles>
    <meta:generator>LibreOffice/7.6.2.1$Windows_X86_64 LibreOffice_project/56f7684011345957bbf33a7ee678afaf4d2ba333</meta:generator>
    <meta:print-date>2024-07-11T09:43:10.346000000</meta:print-date>
    <meta:printed-by>PDF-Dateien</meta:printed-by>
    <meta:document-statistic meta:object-count="1"/>
  </office:meta>
</office:document-meta>
</file>